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egreya1" svg:font-family="Alegreya" style:font-pitch="variable"/>
    <style:font-face style:name="Alegreya" svg:font-family="Alegreya" style:font-adornments="Regula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b4c7dc" draw:opacity="50%" draw:textarea-horizontal-align="justify" draw:textarea-vertical-align="middle" draw:auto-grow-height="false" fo:min-height="10.599cm" fo:min-width="12.18cm" fo:padding-top="0.15cm" fo:padding-bottom="0.15cm" fo:padding-left="0.275cm" fo:padding-right="0.275cm" draw:shadow-opacity="50%"/>
      <style:paragraph-properties style:writing-mode="lr-tb"/>
    </style:style>
    <style:style style:name="gr2" style:family="graphic" style:parent-style-name="standard">
      <style:graphic-properties svg:stroke-width="0.05cm" draw:marker-start-width="0.275cm" draw:marker-end-width="0.275cm" draw:fill="solid" draw:fill-color="#b4c7dc" draw:opacity="50%" draw:textarea-horizontal-align="justify" draw:textarea-vertical-align="middle" draw:auto-grow-height="false" fo:min-height="5.004cm" fo:min-width="4.754cm" fo:padding-top="0.15cm" fo:padding-bottom="0.15cm" fo:padding-left="0.275cm" fo:padding-right="0.275cm" draw:shadow-opacity="50%"/>
      <style:paragraph-properties style:writing-mode="lr-tb"/>
    </style:style>
    <style:style style:name="gr3" style:family="graphic" style:parent-style-name="standard">
      <style:graphic-properties svg:stroke-width="0.05cm" draw:marker-start-width="0.275cm" draw:marker-end-width="0.275cm" draw:fill="solid" draw:fill-color="#b4c7dc" draw:opacity="50%" draw:textarea-horizontal-align="justify" draw:textarea-vertical-align="middle" draw:auto-grow-height="false" fo:min-height="5.054cm" fo:min-width="4.804cm" fo:padding-top="0.15cm" fo:padding-bottom="0.15cm" fo:padding-left="0.275cm" fo:padding-right="0.275cm" draw:shadow-opacity="50%"/>
      <style:paragraph-properties style:writing-mode="lr-tb"/>
    </style:style>
    <style:style style:name="gr4" style:family="graphic" style:parent-style-name="standard">
      <style:graphic-properties svg:stroke-width="0.05cm" draw:marker-start-width="0.275cm" draw:marker-end-width="0.275cm" draw:fill="solid" draw:fill-color="#afd095" draw:opacity="50%" draw:textarea-horizontal-align="justify" draw:textarea-vertical-align="middle" draw:auto-grow-height="false" fo:min-height="5.004cm" fo:min-width="3.694cm" fo:padding-top="0.15cm" fo:padding-bottom="0.15cm" fo:padding-left="0.275cm" fo:padding-right="0.275cm" fo:wrap-option="wrap" draw:shadow-opacity="50%"/>
      <style:paragraph-properties style:writing-mode="lr-tb"/>
    </style:style>
    <style:style style:name="gr5" style:family="graphic" style:parent-style-name="standard">
      <style:graphic-properties svg:stroke-width="0.05cm" draw:marker-start-width="0.275cm" draw:marker-end-width="0.275cm" draw:fill="solid" draw:fill-color="#afd095" draw:opacity="50%" draw:textarea-horizontal-align="justify" draw:textarea-vertical-align="middle" draw:auto-grow-height="false" fo:min-height="5.004cm" fo:min-width="3.694cm" fo:padding-top="0.15cm" fo:padding-bottom="0.15cm" fo:padding-left="0.275cm" fo:padding-right="0.275cm" draw:shadow-opacity="50%"/>
      <style:paragraph-properties style:writing-mode="lr-tb"/>
    </style:style>
    <style:style style:name="gr6" style:family="graphic" style:parent-style-name="standard" style:list-style-name="L1">
      <style:graphic-properties svg:stroke-width="0.05cm" draw:marker-start-width="0.275cm" draw:marker-end-width="0.275cm" draw:fill="solid" draw:fill-color="#729fcf" draw:opacity="50%" draw:textarea-horizontal-align="justify" draw:textarea-vertical-align="middle" draw:auto-grow-height="false" fo:min-height="2.125cm" fo:min-width="4.754cm" fo:padding-top="0.15cm" fo:padding-bottom="0.15cm" fo:padding-left="0.275cm" fo:padding-right="0.275cm" draw:shadow-opacity="50%"/>
      <style:paragraph-properties style:writing-mode="lr-tb"/>
    </style:style>
    <style:style style:name="P1" style:family="paragraph">
      <style:paragraph-properties fo:text-align="center" style:writing-mode="lr-tb"/>
      <style:text-properties style:font-name="Alegreya" fo:font-size="18pt" style:font-size-asian="18pt" style:font-size-complex="18pt"/>
    </style:style>
    <style:style style:name="P2" style:family="paragraph">
      <loext:graphic-properties draw:fill="solid" draw:fill-color="#b4c7dc" draw:opacity="50%"/>
      <style:paragraph-properties fo:text-align="center" style:writing-mode="lr-tb"/>
      <style:text-properties style:font-name="Alegreya" fo:font-size="18pt" style:font-size-asian="18pt" style:font-size-complex="18pt"/>
    </style:style>
    <style:style style:name="P3" style:family="paragraph">
      <style:paragraph-properties fo:text-align="center" style:writing-mode="lr-tb"/>
      <style:text-properties style:font-name="Alegreya" fo:font-size="15pt" style:font-size-asian="18pt" style:font-size-complex="18pt" style:font-weight-complex="600"/>
    </style:style>
    <style:style style:name="P4" style:family="paragraph">
      <loext:graphic-properties draw:fill="solid" draw:fill-color="#afd095" draw:opacity="50%"/>
      <style:paragraph-properties fo:text-align="center" style:writing-mode="lr-tb"/>
      <style:text-properties style:font-name="Alegreya" fo:font-size="15pt" style:font-size-asian="18pt" style:font-size-complex="18pt" style:font-weight-complex="600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egreya" fo:font-size="15pt" style:font-size-asian="18pt" style:font-size-complex="18pt" style:font-weight-complex="600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egreya" fo:font-size="18pt" style:font-size-asian="18pt" style:font-size-complex="18pt"/>
    </style:style>
    <style:style style:name="P7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Alegreya" fo:font-size="18pt" style:font-size-asian="18pt" style:font-size-complex="18pt"/>
    </style:style>
    <style:style style:name="T1" style:family="text">
      <style:text-properties style:font-name="Alegrey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legreya" fo:font-size="18pt" style:font-size-asian="18pt" style:font-size-complex="18pt"/>
    </style:style>
    <style:style style:name="T3" style:family="text">
      <style:text-properties style:font-name="Alegreya" fo:font-size="15pt" fo:font-weight="bold" style:font-size-asian="18pt" style:font-weight-asian="bold" style:font-size-complex="18pt" style:font-weight-complex="600"/>
    </style:style>
    <style:style style:name="T4" style:family="text">
      <style:text-properties style:font-name="Alegreya" fo:font-size="15pt" style:font-size-asian="18pt" style:font-size-complex="18pt" style:font-weight-complex="600"/>
    </style:style>
    <style:style style:name="T5" style:family="text">
      <style:text-properties style:font-name="Alegreya" fo:font-size="15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15.413cm" svg:x="5.946cm" svg:y="4.348cm">
          <text:p text:style-name="P1"><text:span text:style-name="T1">semi-strukturierte Date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5cm" svg:height="7.5cm" svg:x="19.6cm" svg:y="1.1cm">
          <text:p text:style-name="P1"><text:span text:style-name="T1">strukturierte </text:span><text:span text:style-name="T1"><text:line-break/></text:span><text:span text:style-name="T1">Daten</text:span></text:p>
          <text:p text:style-name="P1"><text:span text:style-name="T2"><text:s/></text:span><text:span text:style-name="T2"><text:line-break/></text:span><text:span text:style-name="T2">relationale </text:span><text:span text:style-name="T2"><text:line-break/></text:span><text:span text:style-name="T2">Datenbanken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5cm" svg:height="7.5cm" svg:x="2.8cm" svg:y="1.1cm">
          <text:p text:style-name="P1"><text:span text:style-name="T1">unstrukturierte</text:span><text:span text:style-name="T1"><text:line-break/></text:span><text:span text:style-name="T1">Daten</text:span></text:p>
          <text:p text:style-name="P1"><text:span text:style-name="T2"/></text:p>
          <text:p text:style-name="P1"><text:span text:style-name="T2">plain text, </text:span><text:span text:style-name="T2"><text:line-break/></text:span><text:span text:style-name="T2">Pixelgrafiken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cm" svg:height="7.5cm" svg:x="8.7cm" svg:y="7.442cm">
          <text:p text:style-name="P3"><text:span text:style-name="T3">markup-basiert: XML</text:span></text:p>
          <text:p text:style-name="P3"><text:span text:style-name="T4"><text:line-break/></text:span><text:span text:style-name="T4">SVG, KML, TEI, MEI, CEO, xHTML, Music XML, MathML uv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6cm" svg:height="7.5cm" svg:x="15.016cm" svg:y="7.5cm">
          <text:p text:style-name="P3"><text:span text:style-name="T3">markup-basiert: </text:span></text:p>
          <text:p text:style-name="P3"><text:span text:style-name="T3">nicht XML</text:span></text:p>
          <text:p text:style-name="P3"><text:span text:style-name="T3"/></text:p>
          <text:p text:style-name="P5"><text:span text:style-name="T5">LaTeX,</text:span><text:span text:style-name="T5"><text:line-break/></text:span><text:span text:style-name="T5">Markdown,</text:span><text:span text:style-name="T5"><text:line-break/></text:span><text:span text:style-name="T5">Mediawiki</text:span></text:p>
          <text:p text:style-name="P5"><text:span text:style-name="T5">uv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7.5cm" svg:height="3.429cm" svg:x="10.906cm" svg:y="15.108cm">
          <text:p text:style-name="P6"><text:span text:style-name="T3">andere Formate</text:span></text:p>
          <text:p text:style-name="P6"><text:span text:style-name="T4"><text:line-break/></text:span><text:span text:style-name="T4">JSON, CSV/TSV,</text:span></text:p>
          <text:p text:style-name="P6"><text:span text:style-name="T4">BibTex, et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egreya1" svg:font-family="Alegreya" style:font-pitch="variable"/>
    <style:font-face style:name="Alegreya" svg:font-family="Alegreya" style:font-adornments="Regula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HK" style:font-family-asian="'Noto Sans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5:42:49.836606031</meta:creation-date>
    <dc:date>2020-11-01T19:52:30.536125487</dc:date>
    <meta:editing-duration>PT5M51S</meta:editing-duration>
    <meta:editing-cycles>7</meta:editing-cycles>
    <meta:generator>LibreOffice/6.4.6.2$Linux_X86_64 LibreOffice_project/40$Build-2</meta:generator>
    <meta:document-statistic meta:object-count="6"/>
  </office:meta>
</office:document-meta>
</file>